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66bbc" officeooo:paragraph-rsid="00166bbc" style:font-weight-asian="bold" style:font-weight-complex="bold"/>
    </style:style>
    <style:style style:name="P2" style:family="paragraph" style:parent-style-name="Standard">
      <style:paragraph-properties fo:text-align="justify" style:justify-single-word="false"/>
      <style:text-properties fo:font-weight="normal" officeooo:rsid="00166bbc" officeooo:paragraph-rsid="00166bbc"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166bbc" officeooo:paragraph-rsid="00166bbc"/>
    </style:style>
    <style:style style:name="P5" style:family="paragraph" style:parent-style-name="Standard" style:list-style-name="L1">
      <style:paragraph-properties fo:text-align="justify" style:justify-single-word="false"/>
      <style:text-properties officeooo:rsid="00166bbc" officeooo:paragraph-rsid="00166bbc"/>
    </style:style>
    <style:style style:name="P6" style:family="paragraph" style:parent-style-name="Standard" style:list-style-name="L1">
      <style:paragraph-properties fo:text-align="justify" style:justify-single-word="false"/>
      <style:text-properties officeooo:rsid="001863c5" officeooo:paragraph-rsid="001863c5"/>
    </style:style>
    <style:style style:name="P7" style:family="paragraph" style:parent-style-name="Standard">
      <style:paragraph-properties fo:text-align="justify" style:justify-single-word="false"/>
      <style:text-properties officeooo:rsid="001863c5" officeooo:paragraph-rsid="001863c5"/>
    </style:style>
    <style:style style:name="P8" style:family="paragraph" style:parent-style-name="Standard">
      <style:paragraph-properties fo:text-align="justify" style:justify-single-word="false"/>
      <style:text-properties officeooo:rsid="001863c5" officeooo:paragraph-rsid="001a38c2"/>
    </style:style>
    <style:style style:name="T1" style:family="text">
      <style:text-properties fo:font-weight="normal" style:font-weight-asian="normal" style:font-weight-complex="normal"/>
    </style:style>
    <style:style style:name="T2" style:family="text">
      <style:text-properties fo:font-weight="normal" officeooo:rsid="00166bbc" style:font-weight-asian="normal" style:font-weight-complex="normal"/>
    </style:style>
    <style:style style:name="T3" style:family="text">
      <style:text-properties fo:font-weight="normal" officeooo:rsid="001863c5" style:font-weight-asian="normal" style:font-weight-complex="normal"/>
    </style:style>
    <style:style style:name="T4" style:family="text">
      <style:text-properties fo:font-weight="normal" officeooo:rsid="001a38c2" style:font-weight-asian="normal" style:font-weight-complex="normal"/>
    </style:style>
    <style:style style:name="T5" style:family="text">
      <style:text-properties fo:font-weight="normal" officeooo:rsid="001b8b25" style:font-weight-asian="normal" style:font-weight-complex="normal"/>
    </style:style>
    <style:style style:name="T6" style:family="text">
      <style:text-properties officeooo:rsid="001a38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
      <text:p text:style-name="P2">What eventually became known as the “logic branch” of our module tree is where we kept all of the modules responsible for handling the game's mechanics whilst in a battle. These would be the invisible calculations the game would make to determine the game<text:span text:style-name="T6">'s</text:span> state.</text:p>
      <text:p text:style-name="P2"/>
      <text:p text:style-name="P3"><text:span text:style-name="T2">As our game was turn-based, we decided early on that it would be most suitable to have the game controlled by a state machine. Each state would be a different stage in the turn or a set of calculations the game needed to make.</text:span></text:p>
      <text:p text:style-name="P3"><text:span text:style-name="T2"/></text:p>
      <text:p text:style-name="P4"><text:span text:style-name="T1">Our initial draft of the state machine had the following states:</text:span></text:p>
      <text:list xml:id="list5351636361109961403" text:style-name="L1">
        <text:list-item>
          <text:p text:style-name="P5"><text:span text:style-name="T1">Start – where any initial set-up for the battle could take place. </text:span><text:span text:style-name="T3">This could include selecting an enemy, choosing a problem for the player to solve and any initial graphical set-up.</text:span></text:p>
        </text:list-item>
        <text:list-item>
          <text:p text:style-name="P6"><text:span text:style-name="T1">Player Turn – where the player would be in control of the game and could choose what action they wished to take.</text:span></text:p>
        </text:list-item>
        <text:list-item>
          <text:p text:style-name="P6"><text:span text:style-name="T1">Player Action – where the game would execute the players commands. This would include checking whether or not the attack was successful and displaying the appropriate animations.</text:span></text:p>
        </text:list-item>
        <text:list-item>
          <text:p text:style-name="P6"><text:span text:style-name="T1">Enemy Turn – where the enemy would take its turn and attack back. We decided that as the enemy turn would be decided by the computer, there was no need to split the choice and action parts into separate states.</text:span></text:p>
        </text:list-item>
        <text:list-item>
          <text:p text:style-name="P6"><text:span text:style-name="T1">Check Health – here, the game would check the player and enemy health values to determine whether or not the game should continue. If the player had zero health, the game should end and return to the menu. If the enemy had zero health, the player should proceed to the next level. Otherwise, the game should continue to the next turn.</text:span></text:p>
        </text:list-item>
        <text:list-item>
          <text:p text:style-name="P6"><text:span text:style-name="T1">Win – this would have displayed a win animation and then sent the player to either the next level or map.</text:span></text:p>
        </text:list-item>
        <text:list-item>
          <text:p text:style-name="P6"><text:span text:style-name="T1">Lose - this would have displayed a lose animation and then sent the player back to the menu, or ended the game.</text:span></text:p>
        </text:list-item>
      </text:list>
      <text:p text:style-name="P7"><text:span text:style-name="T1"/></text:p>
      <text:p text:style-name="P8"><text:span text:style-name="T1">The final version of the state machine was actually very similar to our initial draft. The main difference </text:span><text:span text:style-name="T4">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puzzle before. This also did not add any additional puzzles to the game.</text:span></text:p>
      <text:p text:style-name="P8"><text:span text:style-name="T4"/></text:p>
      <text:p text:style-name="P8"><text:span text:style-name="T4">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ext:span><text:span text:style-name="T5">the puzzle side of the game.</text:span></text:p>
      <text:p text:style-name="P8"><text:span text:style-name="T5"/></text:p>
      <text:p text:style-name="P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13T11:52:40.662940646</meta:creation-date>
    <dc:date>2016-01-13T12:52:22.750711458</dc:date>
    <dc:creator>Liam Wardle</dc:creator>
    <meta:editing-duration>PT28M20S</meta:editing-duration>
    <meta:editing-cycles>2</meta:editing-cycles>
    <meta:generator>LibreOffice/4.3.7.2$Linux_X86_64 LibreOffice_project/430$Build-2</meta:generator>
    <meta:document-statistic meta:table-count="0" meta:image-count="0" meta:object-count="0" meta:page-count="1" meta:paragraph-count="13" meta:word-count="488" meta:character-count="2700" meta:non-whitespace-character-count="2226"/>
  </office:meta>
</office:document-meta>
</file>